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706e0c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3.854cm"/>
      <style:paragraph-properties style:writing-mode="lr-tb"/>
    </style:style>
    <style:style style:name="gr3" style:family="graphic" style:parent-style-name="standard">
      <style:graphic-properties svg:stroke-color="#ed4c05" draw:fill="solid" draw:fill-color="#ffb66c" draw:textarea-horizontal-align="justify" draw:textarea-vertical-align="middle" draw:auto-grow-height="false" fo:min-height="1.215cm" fo:min-width="3.7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06e0c" loext:opacity="100%" style:font-name="DejaVu Sans Mono1" fo:font-size="14pt" style:font-size-asian="14pt" style:font-size-complex="14pt"/>
    </style:style>
    <style:style style:name="P3" style:family="paragraph">
      <loext:graphic-properties draw:fill="solid" draw:fill-color="#ffb66c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706e0c" loext:opacity="100%" style:font-name="DejaVu Sans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45cm" svg:y1="13.065cm" svg:x2="7.032cm" svg:y2="14.017cm">
          <text:p/>
        </draw:line>
        <draw:frame draw:style-name="gr2" draw:text-style-name="P2" draw:layer="layout" svg:width="4.354cm" svg:height="0.831cm" svg:x="11.26cm" svg:y="13.604cm">
          <draw:text-box>
            <text:p><text:span text:style-name="T1">short delay</text:span></text:p>
          </draw:text-box>
        </draw:frame>
        <draw:line draw:style-name="gr1" draw:text-style-name="P1" draw:layer="layout" svg:x1="5.662cm" svg:y1="16.339cm" svg:x2="7.25cm" svg:y2="15.387cm">
          <text:p/>
        </draw:line>
        <draw:line draw:style-name="gr1" draw:text-style-name="P1" draw:layer="layout" svg:x1="11.649cm" svg:y1="14.461cm" svg:x2="14.87cm" svg:y2="14.461cm">
          <text:p/>
        </draw:line>
        <draw:custom-shape draw:style-name="gr3" draw:text-style-name="P3" draw:layer="layout" svg:width="4.227cm" svg:height="1.465cm" draw:transform="skewX (0.02460914245312) translate (1.206cm 15.28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27cm" svg:height="1.465cm" draw:transform="skewX (0.02460914245312) translate (1.206cm 12.18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27cm" svg:height="1.465cm" draw:transform="skewX (0.02460914245312) translate (7.206cm 13.68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27cm" svg:height="1.465cm" draw:transform="skewX (0.02460914245312) translate (15.006cm 13.787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398cm" svg:height="0.962cm" svg:x="7.485cm" svg:y="14.035cm">
          <draw:text-box>
            <text:p>SIGTERM</text:p>
          </draw:text-box>
        </draw:frame>
        <draw:frame draw:style-name="gr4" draw:text-style-name="P4" draw:layer="layout" svg:width="2.902cm" svg:height="0.962cm" svg:x="15.185cm" svg:y="14.135cm">
          <draw:text-box>
            <text:p>SIGKILL</text:p>
          </draw:text-box>
        </draw:frame>
        <draw:frame draw:style-name="gr4" draw:text-style-name="P4" draw:layer="layout" svg:width="2.686cm" svg:height="0.962cm" svg:x="1.635cm" svg:y="12.43cm">
          <draw:text-box>
            <text:p>PBS kill</text:p>
          </draw:text-box>
        </draw:frame>
        <draw:frame draw:style-name="gr4" draw:text-style-name="P4" draw:layer="layout" svg:width="3.106cm" svg:height="0.962cm" svg:x="1.635cm" svg:y="15.53cm">
          <draw:text-box>
            <text:p>user qde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09T13:23:22.485780979</dc:date>
    <meta:editing-duration>PT29M43S</meta:editing-duration>
    <meta:editing-cycles>5</meta:editing-cycles>
    <meta:generator>LibreOffice/7.3.6.2$Linux_X86_64 LibreOffice_project/30$Build-2</meta:generator>
    <meta:document-statistic meta:object-count="12"/>
  </office:meta>
</office:document-meta>
</file>